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/>
  </office:font-face-decls>
  <office:automatic-styles>
	</office:automatic-styles>
  <office:body>
    <office:text text:use-soft-page-breaks="true">
      <text:h text:style-name="Title">Ahmed Vip Abo-Shadi</text:h>
      <text:p>
				Phone: 
				<text:a xlink:href="tel:+17144635142"> +1 (714) 463 5142</text:a>
			</text:p>
      <text:p>
				GitHub: 
				<text:a xlink:href="http://www.github.com/Windows81"> www.github.com/Windows81 </text:a>
			</text:p>
      <text:p>
				Email: 
				<text:a xlink:href="mailto:aboshadi.n.ahmed@gmail.com"> aboshadi.n.ahmed@gmail.com </text:a>
			</text:p>
      <text:h text:style-name="Heading2">Skills</text:h>
      <text:p text:style-name="Normal">
				<!-- SKILLS START -->
				Node.JS; 
				Python; 
				FFmpeg; 
				Git; GitHub; 
				GNU/Linux; 
				Bash; 
				C++; 
				Android/Linux; 
				Docker Compose; 
				Documenting Stuff; 
				PowerShell; 
				HTML5/CSS3; 
				<!-- SKILLS END -->
			 </text:p>
      <text:h text:style-name="Heading2">Education</text:h>
      <!-- EDUCATION START -->
      <text:h text:style-name="Heading3">California State University, Fullerton (prospective)</text:h>
      <text:p text:style-name="Normal">Pursuing a MS in Computer Engineering</text:p>
      <text:p text:style-name="Normal">Investing in a stronger emphasis in computer hardware</text:p>
      <text:h text:style-name="Heading3">University of California, Irvine (March 2024)</text:h>
      <text:p text:style-name="Normal">Completed a BS in Software Engineering with a GPA of 3.671</text:p>
      <text:p text:style-name="Normal">Enrolled at the school of Informatics &amp; Computer Science</text:p>
      <text:p text:style-name="Normal">Participated at ACM; devised and presented solutions for LeetCode problems</text:p>
      <text:p text:style-name="Normal">Started course track for an MSE in Computer Engineering at CSUF</text:p>
      <text:h text:style-name="Heading3">Santiago Canyon College (May 2020)</text:h>
      <text:p text:style-name="Normal">Majored in Computer Science; graduated with an AA in Liberal Arts</text:p>
      <text:p text:style-name="Normal">Re-took courses in data structures; enrolled in STEM Academy</text:p>
      <text:p text:style-name="Normal">Earnt a 4.0 GPA for major-related courses</text:p>
      <!-- EDUCATION END -->
      <text:h text:style-name="Heading2">Work</text:h>
      <!-- WORK START -->
      <text:h text:style-name="Heading3">Front-end Developer at GameIn (Sep 2023 - Mar 2024)</text:h>
      <text:p text:style-name="Normal">a tool to match e-sports streamers and financial sponsors</text:p>
      <text:p text:style-name="Normal">Implemented mobile-responsive pages using Next.js (and thus React) from existing mockups, enhancing user experience.</text:p>
      <text:p text:style-name="Normal">Collaborated directly with developers and C-suite personnel to gather requirements and ensure alignment with business objectives.</text:p>
      <text:p text:style-name="Normal">Contributed to building and presenting a team-wide slide deck in Google Slides, utilizing Figma for design consistency.</text:p>
      <text:h text:style-name="Heading3">Contracted Graphic Designer @ Islamic Institute of Orange County (Apr 2016 ∕ Present)</text:h>
      <text:p text:style-name="Normal">et al.</text:p>
      <text:p text:style-name="Normal">Advertised social events with non-profits, e.g. Islamic Institute of Orange County and Sabil USA, utilizing data-driven design strategies.</text:p>
      <text:p text:style-name="Normal">Designed real-estate marketing materials for Berkshire Hathaway agents, focusing on effective communication of key messages.</text:p>
      <text:p text:style-name="Normal">Commissioned to design over 20 event fliers for non-profit organizations, ensuring alignment with branding and audience engagement.</text:p>
      <text:h text:style-name="Heading3">Internship @ CSU Fullerton (Sep 2017 ∕ May 2018)</text:h>
      <text:p text:style-name="Normal">under the Val Tech Program</text:p>
      <text:p text:style-name="Normal">Assisted in the development of a brain-computer interface with graduate students, applying analytical skills to support research objectives.</text:p>
      <text:p text:style-name="Normal">Designed user interface for mock-up calibration procedure, enhancing usability and user experience.</text:p>
      <text:p text:style-name="Normal">Project coordinated by Professor Kiran George, PhD, fostering collaboration and communication skills.</text:p>
      <text:h text:style-name="Heading3">Professional Engineering Course Center (Jun 2015 - Present)</text:h>
      <text:p text:style-name="Normal">(on call)</text:p>
      <text:p text:style-name="Normal">Consulted in provisioning GNU/Linux file servers for office use using Ubuntu and Samba, enhancing data management capabilities.</text:p>
      <text:p text:style-name="Normal">Assisted in architectural and structural design plans of commercial and industrial sites, applying analytical thinking to design challenges.</text:p>
      <text:h text:style-name="Heading3">Raising Cane's; El Pollo Loco (Aug 2019 - Jun 2021)</text:h>
      <text:p text:style-name="Normal">(customer service, part-time)</text:p>
      <text:p text:style-name="Normal">Effectively communicated with customers and team members in a fast-paced environment, enhancing customer satisfaction.</text:p>
      <text:p text:style-name="Normal">Assumed different roles within the restaurant to support overall operations, demonstrating flexibility and teamwork.</text:p>
      <text:p text:style-name="Normal">Handled cash transactions and utilized point-of-sale systems, ensuring accurate financial reporting.</text:p>
      <text:p text:style-name="Normal">Addressed customer concerns and resolved issues in a positive and efficient manner, contributing to a positive customer experience.</text:p>
      <text:p text:style-name="Normal">Analyzed pricing schemes according to market value, applying basic data analysis skills to support business decisions.</text:p>
      <!-- WORK END -->
      <text:h text:style-name="Heading2">Projects</text:h>
      <!-- PROJECTS START -->
      <text:h text:style-name="Heading3">Rōblox Freedom Distribution (Jul 2023 - Current)</text:h>
      <text:p text:style-name="Normal">https://github.com/Windows81/Roblox-Freedom-Distribution</text:p>
      <text:p text:style-name="Normal">Rōblox Freedom Distribution is a platform enabling users to host and connect to Rōblox servers in local or wide-area networks.</text:p>
      <text:p text:style-name="Normal">Designed a Python-based bootstrapper to improve client-server connectivity and protocol handling.</text:p>
      <text:p text:style-name="Normal">Enhanced functionality by performing code reviews and contributing to feature implementation.</text:p>
      <text:p text:style-name="Normal">Conducted compliance audits to ensure adherence to fair-use practices and data security standards.</text:p>
      <text:h text:style-name="Heading3">Time is Musical (May 2021 - Feb 2022)</text:h>
      <text:p text:style-name="Normal">https://github.com/Windows81/Time-Is-Musical</text:p>
      <text:p text:style-name="Normal">Time is Musical is a project streaming real-time audio compositions inspired by the WWV time station.</text:p>
      <text:p text:style-name="Normal">Built an algorithm to dynamically process time-based audio loops for robust real-time playback.</text:p>
      <text:p text:style-name="Normal">Optimized parameters for live streaming using FFmpeg's lavfi filter on Linux systems.</text:p>
      <text:p text:style-name="Normal">Produced and streamed unique musical tracks, applying advanced techniques for sound clarity.</text:p>
      <text:h text:style-name="Heading3">Rōblox Custom Catalogue (Jun 2021 - May 2022)</text:h>
      <text:p text:style-name="Normal">https://github.com/Windows81/Rōblox-Custom-Catalogue</text:p>
      <text:p text:style-name="Normal">Rōblox Custom Catalogue was a Free marketplace for sharing and selling user-generated content under GNU GPL.</text:p>
      <text:p text:style-name="Normal">Designed interactive user interfaces using Rōblox Studio to enhance data presentation.</text:p>
      <text:p text:style-name="Normal">Implemented Lua scripting techniques to streamline customization and improve usability.</text:p>
      <text:p text:style-name="Normal">Supported real-time functionality by optimizing database queries and scripting protocols.</text:p>
      <text:h text:style-name="Heading3">Screwdja-YuJa (Dec 2022)</text:h>
      <text:p text:style-name="Normal">https://github.com/Windows81/Screwdja-YuJa</text:p>
      <text:p text:style-name="Normal">Screwdja-YuJa fixed a vulnerability in the YuJa API, ensuring security and compliance within strict timelines.</text:p>
      <text:p text:style-name="Normal">Delivered a security patch in 48 hours, addressing critical API vulnerabilities.</text:p>
      <text:p text:style-name="Normal">Identified and analyzed risks in saved metadata to prevent further exposure.</text:p>
      <text:p text:style-name="Normal">Demonstrated problem-solving by securing systems while maintaining operational efficiency.</text:p>
      <text:h text:style-name="Heading3">Rōblox Script Executor (Jul 2022 - May 2023)</text:h>
      <text:p text:style-name="Normal">https://github.com/Windows81/Roblox-Script-Executor-CLI</text:p>
      <text:p text:style-name="Normal">Rōblox Script Executor is a command-line interface for streamlined execution of Luau scripts on Rōblox.</text:p>
      <text:p text:style-name="Normal">Engineered a custom syntax for executing Lua-based scripts while improving user workflows.</text:p>
      <text:p text:style-name="Normal">Implemented per-script parameterization for flexibility and enhanced usability.</text:p>
      <text:p text:style-name="Normal">Built a repository of 142 documented scripts to ensure user accessibility and best practices.</text:p>
      <text:h text:style-name="Heading3">Webhooky (Feb 2018 - Sep 2019)</text:h>
      <text:p text:style-name="Normal">https://github.com/Windows81/Playing-Webhooky</text:p>
      <text:p text:style-name="Normal">Webhooky was a webhook proxy system for Rōblox games communicating with Discord APIs.</text:p>
      <text:p text:style-name="Normal">Developed a PHP and MySQL back end to log and analyze webhook requests.</text:p>
      <text:p text:style-name="Normal">Enabled 200+ developers to integrate their games with Discord's real-time features.</text:p>
      <text:p text:style-name="Normal">Monitored resource usage in cPanel, improving performance with data-driven insights.</text:p>
      <text:h text:style-name="Heading3">GoAnimate Wrapper (Dec 2019 - Nov 2020)</text:h>
      <text:p text:style-name="Normal">https://github.com/GoAnimate-Wrapper/GoAnimate-Wrapper</text:p>
      <text:p text:style-name="Normal">GoAnimate Wrapper is a project that replicated and extended Vyond's Legacy Video Maker functionality.</text:p>
      <text:p text:style-name="Normal">Built a scalable Node.js back end for processing requests and ensuring system reliability.</text:p>
      <text:p text:style-name="Normal">Analyzed ActionScript code to improve interoperability and introduce new features.</text:p>
      <text:p text:style-name="Normal">Generated hundreds of video experiences optimized for performance and user engagement.</text:p>
      <text:h text:style-name="Heading3">Tubeup (Aug 2023)</text:h>
      <text:p text:style-name="Normal">https://github.com/bibanon/tubeup</text:p>
      <text:p text:style-name="Normal">Tubeup is a tool I contributed to for automating YouTube video uploads to the Internet Archive.</text:p>
      <text:p text:style-name="Normal">Solved bugs in a collection of 234 YouTube videos, ensuring consistent performance.</text:p>
      <text:p text:style-name="Normal">Addressed issues caused by deleted assets, preserving critical data for future access.</text:p>
      <text:p text:style-name="Normal">Used yt-dlp’s Python interface to streamline video retrieval processes efficiently.</text:p>
      <text:h text:style-name="Heading3">Bring Back Buffets (Mar 2021 - Apr 2021)</text:h>
      <text:p text:style-name="Normal">https://github.com/Windows81/Bring-Back-Buffets</text:p>
      <text:p text:style-name="Normal">Bring Back Buffets was a mobile web app aimed at streamlining Covid-safe dining experiences.</text:p>
      <text:p text:style-name="Normal">Designed user interfaces for cashiers, customers, and kitchen staff to enhance usability.</text:p>
      <text:p text:style-name="Normal">Simplified mobile-ordering workflows to improve safety and customer satisfaction.</text:p>
      <text:p text:style-name="Normal">Built a custom cashier system, leveraging analytics for operational efficiency.</text:p>
      <!-- PROJECTS END --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olas" svg:font-family="Consolas" style:font-family-generic="modern" style:font-pitch="fixed" svg:panose-1="2 11 6 9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imHei" svg:font-family="SimHei" style:font-family-generic="modern" style:font-pitch="fixed" svg:panose-1="2 1 6 9 6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onsolas" fo:font-weight="normal" fo:font-style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fo:background-color="transparent" style:text-underline-type="none" style:text-underline-color="font-color" style:text-emphasize="none" fo:language="en" fo:country="GB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onsolas" fo:color="#2F5496" fo:font-size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6pt" fo:hyphenate="false"/>
    </style:style>
    <style:style style:name="Heading3" style:display-name="Heading 3" style:family="paragraph" style:parent-style-name="Normal" style:next-style-name="Normal" style:default-outline-level="2">
      <style:paragraph-properties fo:keep-with-next="always" fo:keep-together="always"/>
      <style:text-properties style:font-name="Consolas" fo:color="#2F5496" fo:font-size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onsolas" fo:color="#2F5496" fo:font-size="13pt"/>
    </style:style>
    <style:style style:name="Heading1Char" style:display-name="Heading 1 Char" style:family="text" style:parent-style-name="DefaultParagraphFont">
      <style:text-properties style:font-name="Consolas" fo:color="#2F5496" fo:font-size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ERNAME</meta:initial-creator>
    <dc:creator>VisualPlugin VisualPlugin</dc:creator>
    <meta:creation-date>2025-03-03T08:08:00Z</meta:creation-date>
    <dc:date>2025-03-03T08:08:00Z</dc:date>
    <meta:template xlink:href="Normal.dotm" xlink:type="simple"/>
    <meta:editing-cycles>2</meta:editing-cycles>
    <meta:editing-duration>PT0S</meta:editing-duration>
    <meta:document-statistic meta:page-count="1" meta:paragraph-count="1" meta:word-count="2" meta:character-count="16" meta:row-count="1" meta:non-whitespace-character-count="15"/>
  </office:meta>
</office:document-meta>
</file>